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_20_5" svg:stroke-width="0.035cm" svg:stroke-color="#00cc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drawing>
      <draw:page draw:name="page1" draw:style-name="dp1" draw:master-page-name="Default">
        <draw:line draw:name="Line 25" draw:style-name="gr1" draw:text-style-name="P1" draw:layer="layout" svg:x1="0.049cm" svg:y1="3.897cm" svg:x2="0.649cm" svg:y2="4.496cm">
          <text:p/>
        </draw:line>
        <draw:line draw:name="Line 27" draw:style-name="gr1" draw:text-style-name="P1" draw:layer="layout" svg:x1="0.649cm" svg:y1="4.495cm" svg:x2="7.047cm" svg:y2="2.096cm">
          <text:p/>
        </draw:line>
        <draw:line draw:name="Line 33" draw:style-name="gr1" draw:text-style-name="P1" draw:layer="layout" svg:x1="0.049cm" svg:y1="3.857cm" svg:x2="0.049cm" svg:y2="2.459cm">
          <text:p/>
        </draw:line>
        <draw:line draw:name="Line 34" draw:style-name="gr1" draw:text-style-name="P1" draw:layer="layout" svg:x1="0.049cm" svg:y1="2.458cm" svg:x2="6.448cm" svg:y2="0.059cm">
          <text:p/>
        </draw:line>
        <draw:line draw:name="Line 35" draw:style-name="gr1" draw:text-style-name="P1" draw:layer="layout" svg:x1="0.049cm" svg:y1="2.459cm" svg:x2="0.649cm" svg:y2="3.059cm">
          <text:p/>
        </draw:line>
        <draw:line draw:name="Line 37" draw:style-name="gr1" draw:text-style-name="P1" draw:layer="layout" svg:x1="0.649cm" svg:y1="3.058cm" svg:x2="7.047cm" svg:y2="0.659cm">
          <text:p/>
        </draw:line>
        <draw:line draw:name="Line 26" draw:style-name="gr2" draw:text-style-name="P1" draw:layer="layout" svg:x1="6.412cm" svg:y1="0.091cm" svg:x2="7.012cm" svg:y2="0.695cm">
          <text:p/>
        </draw:line>
        <draw:line draw:name="Line 28" draw:style-name="gr2" draw:text-style-name="P1" draw:layer="layout" svg:x1="7.021cm" svg:y1="2.071cm" svg:x2="7.021cm" svg:y2="0.673cm">
          <text:p/>
        </draw:line>
        <draw:line draw:name="Line 29" draw:style-name="gr2" draw:text-style-name="P1" draw:layer="layout" svg:x1="0.38cm" svg:y1="4.188cm" svg:x2="0.38cm" svg:y2="2.79cm">
          <text:p/>
        </draw:line>
        <draw:line draw:name="Line 30" draw:style-name="gr2" draw:text-style-name="P1" draw:layer="layout" svg:x1="6.408cm" svg:y1="0.073cm" svg:x2="0.38cm" svg:y2="2.816cm">
          <text:p/>
        </draw:line>
        <draw:line draw:name="Line 31" draw:style-name="gr2" draw:text-style-name="P1" draw:layer="layout" svg:x1="0.353cm" svg:y1="2.803cm" svg:x2="7.025cm" svg:y2="0.673cm">
          <text:p/>
        </draw:line>
        <draw:line draw:name="Line 32" draw:style-name="gr2" draw:text-style-name="P1" draw:layer="layout" svg:x1="0.371cm" svg:y1="4.205cm" svg:x2="7.043cm" svg:y2="2.075cm">
          <text:p/>
        </draw:line>
        <draw:line draw:name="Line 36" draw:style-name="gr1" draw:text-style-name="P1" draw:layer="layout" svg:x1="0.649cm" svg:y1="4.461cm" svg:x2="0.649cm" svg:y2="3.0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5" draw:display-name="Dashed (var) 5" draw:style="rect" draw:dots2="1" draw:dots2-length="0.141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112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1T15:29:07.345318706</meta:creation-date>
    <dc:date>2017-03-11T15:35:04.274640709</dc:date>
    <meta:editing-duration>PT5M58S</meta:editing-duration>
    <meta:editing-cycles>2</meta:editing-cycles>
    <meta:generator>LibreOffice/5.3.0.3$Linux_X86_64 LibreOffice_project/30m0$Build-3</meta:generator>
    <meta:document-statistic meta:object-count="13"/>
  </office:meta>
</office:document-meta>
</file>